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324" officeooo:paragraph-rsid="001d29c6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91a2d" officeooo:paragraph-rsid="00191a2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1a2d" officeooo:paragraph-rsid="00191a2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5a493" officeooo:paragraph-rsid="0025a493"/>
    </style:style>
    <style:style style:name="P5" style:family="paragraph" style:parent-style-name="Standard">
      <style:text-properties officeooo:rsid="0025a493" officeooo:paragraph-rsid="002c2e2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9b8c9"/>
    </style:style>
    <style:style style:name="T5" style:family="text">
      <style:text-properties style:text-underline-style="none" officeooo:rsid="002b62f7"/>
    </style:style>
    <style:style style:name="T6" style:family="text">
      <style:text-properties style:text-underline-style="none" officeooo:rsid="002c2e2e"/>
    </style:style>
    <style:style style:name="T7" style:family="text">
      <style:text-properties officeooo:rsid="001b4287"/>
    </style:style>
    <style:style style:name="T8" style:family="text">
      <style:text-properties officeooo:rsid="001d29c6"/>
    </style:style>
    <style:style style:name="T9" style:family="text">
      <style:text-properties officeooo:rsid="00206351"/>
    </style:style>
    <style:style style:name="T10" style:family="text">
      <style:text-properties officeooo:rsid="00214c2e"/>
    </style:style>
    <style:style style:name="T11" style:family="text">
      <style:text-properties officeooo:rsid="002b6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nsformação</text:p>
      <text:p text:style-name="P2"/>
      <text:p text:style-name="P1"><text:span text:style-name="T10">P</text:span>essoa(<text:span text:style-name="T1">id</text:span>, nome, sobrenome<text:span text:style-name="T8">, </text:span>login, senha, <text:span text:style-name="T11">rg</text:span>)</text:p>
      <text:p text:style-name="P1"/>
      <text:p text:style-name="P5">Presidente(<text:span text:style-name="T1">id</text:span><text:span text:style-name="T3">, </text:span><text:span text:style-name="T6">setor</text:span>)</text:p>
      <text:p text:style-name="P4"><text:tab/>id referencia Pessoa</text:p>
      <text:p text:style-name="P4"/>
      <text:p text:style-name="P4">Supervisor(<text:span text:style-name="T1">id</text:span><text:span text:style-name="T3">, </text:span><text:span text:style-name="T6">graduacao, especializacao</text:span>)</text:p>
      <text:p text:style-name="P4"><text:tab/>id referencia Pessoa</text:p>
      <text:p text:style-name="P4"/>
      <text:p text:style-name="P4">Gerente(<text:span text:style-name="T1">id</text:span><text:span text:style-name="T3">, </text:span><text:span text:style-name="T6">graduacao</text:span>)</text:p>
      <text:p text:style-name="P4"><text:tab/>id referencia Pessoa</text:p>
      <text:p text:style-name="P4"/>
      <text:p text:style-name="P4">Colaborador(<text:span text:style-name="T1">id</text:span><text:span text:style-name="T3">, </text:span><text:span text:style-name="T6">cnh</text:span>)</text:p>
      <text:p text:style-name="P4"><text:tab/>id referencia Pess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9:31:12.034000000</meta:creation-date>
    <dc:date>2017-10-23T20:28:56.784000000</dc:date>
    <meta:editing-duration>PT47M33S</meta:editing-duration>
    <meta:editing-cycles>18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0" meta:word-count="28" meta:character-count="246" meta:non-whitespace-character-count="224"/>
  </office:meta>
</office:document-meta>
</file>